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080000000804B398AF1D13287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none" draw:fill="none" draw:textarea-vertical-align="middle" fo:min-height="0.937cm" fo:min-width="2.54cm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4" style:family="graphic" style:parent-style-name="standard">
      <style:graphic-properties draw:stroke="none" draw:fill="none" draw:textarea-vertical-align="middle" fo:min-height="1.412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none" draw:fill="none" draw:textarea-vertical-align="middle" fo:min-height="8.85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solid" svg:stroke-width="0.051cm" svg:stroke-color="#000000" draw:marker-start="Short_20_line_20_Arrow" draw:marker-start-width="0.762cm" draw:marker-start-center="false" draw:marker-end="Short_20_line_20_Arrow" draw:marker-end-width="0.762cm" draw:marker-end-center="false" svg:stroke-opacity="100%" draw:stroke-linejoin="round" svg:stroke-linecap="round" draw:fill="none" fo:padding-top="0.15cm" fo:padding-bottom="0.15cm" fo:padding-left="0.275cm" fo:padding-right="0.275cm" draw:shadow="hidden"/>
    </style:style>
    <style:style style:name="gr8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solid" draw:fill-color="#ffffff" draw:textarea-vertical-align="middle" draw:shadow="hidden"/>
    </style:style>
    <style:style style:name="gr10" style:family="graphic" style:parent-style-name="standard">
      <style:graphic-properties draw:stroke="solid" svg:stroke-width="0.106cm" svg:stroke-color="#000000" svg:stroke-opacity="100%" draw:stroke-linejoin="round" svg:stroke-linecap="round" draw:fill="none" draw:textarea-vertical-align="middle" fo:padding-top="0.178cm" fo:padding-bottom="0.178cm" fo:padding-left="0.303cm" fo:padding-right="0.303cm" draw:shadow="hidden"/>
    </style:style>
    <style:style style:name="gr11" style:family="graphic" style:parent-style-name="standard">
      <style:graphic-properties draw:stroke="solid" svg:stroke-width="0.051cm" svg:stroke-color="#000000" draw:marker-start="Short_20_line_20_Arrow" draw:marker-start-width="0.826cm" draw:marker-end="Short_20_line_20_Arrow" draw:marker-end-width="0.826cm" svg:stroke-opacity="100%" draw:stroke-linejoin="round" svg:stroke-linecap="round" draw:fill="none" fo:padding-top="0.15cm" fo:padding-bottom="0.15cm" fo:padding-left="0.275cm" fo:padding-right="0.275cm" draw:shadow="hidden"/>
    </style:style>
    <style:style style:name="gr12" style:family="graphic" style:parent-style-name="standard">
      <style:graphic-properties draw:stroke="none" draw:fill="none" draw:textarea-vertical-align="middle" fo:min-height="1.93cm" fo:min-width="2.54cm" fo:padding-top="0.035cm" fo:padding-bottom="0.035cm" fo:padding-left="0.035cm" fo:padding-right="0.035cm"/>
    </style:style>
    <style:style style:name="gr13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4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15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7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0.634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middle" fo:min-height="0.788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2.629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51cm" svg:stroke-color="#000000" draw:marker-start="Short_20_line_20_Arrow" draw:marker-start-width="0.762cm" draw:marker-end="Short_20_line_20_Arrow" draw:marker-end-width="0.762cm" svg:stroke-opacity="100%" draw:stroke-linejoin="round" svg:stroke-linecap="round" draw:fill="none" fo:padding-top="0.15cm" fo:padding-bottom="0.15cm" fo:padding-left="0.275cm" fo:padding-right="0.275cm" draw:shadow="hidden"/>
    </style:style>
    <style:style style:name="gr23" style:family="graphic" style:parent-style-name="standard">
      <style:graphic-properties draw:stroke="solid" svg:stroke-width="0.008cm" svg:stroke-color="#000000" draw:marker-start="Short_20_line_20_Arrow" draw:marker-start-width="0.813cm" draw:marker-start-center="false" draw:marker-end="Short_20_line_20_Arrow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4" style:family="graphic" style:parent-style-name="standard">
      <style:graphic-properties draw:stroke="solid" svg:stroke-width="0.051cm" svg:stroke-color="#000000" draw:marker-start="Short_20_line_20_Arrow" draw:marker-start-width="0.768cm" draw:marker-start-center="false" draw:marker-end="Short_20_line_20_Arrow" draw:marker-end-width="0.768cm" draw:marker-end-center="false" svg:stroke-opacity="100%" draw:stroke-linejoin="round" svg:stroke-linecap="butt" draw:fill="none" fo:padding-top="0.15cm" fo:padding-bottom="0.15cm" fo:padding-left="0.275cm" fo:padding-right="0.275cm" draw:shadow="hidden" draw:shadow-offset-x="0.203cm" draw:shadow-offset-y="0.203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Arial" fo:font-size="36pt" style:font-size-asian="36pt" style:font-size-complex="36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Arial" fo:font-size="36pt" style:font-size-asian="36pt" style:font-size-complex="36pt"/>
    </style:style>
    <style:style style:name="P9" style:family="paragraph">
      <style:paragraph-properties fo:margin-left="0cm" fo:margin-right="0cm" fo:margin-top="0cm" fo:margin-bottom="0cm" fo:line-height="120%" fo:text-align="start" fo:text-indent="0cm"/>
    </style:style>
    <style:style style:name="P10" style:family="paragraph">
      <style:paragraph-properties fo:margin-left="0cm" fo:margin-right="0cm" fo:margin-top="0cm" fo:margin-bottom="0cm" fo:line-height="9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6pt" style:font-size-asian="16pt" style:font-size-complex="16pt"/>
    </style:style>
    <style:style style:name="T1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2" style:family="text">
      <style:text-properties fo:color="#000000" style:font-name="Arial1" fo:font-size="36pt" fo:font-style="italic" style:font-name-asian="Arial1" style:font-size-asian="36pt" style:font-style-asian="italic" style:font-name-complex="Arial1" style:font-size-complex="36pt" style:font-style-complex="italic"/>
    </style:style>
    <style:style style:name="T3" style:family="text">
      <style:text-properties style:font-name="Arial" fo:font-size="36pt" style:font-size-asian="36pt" style:font-size-complex="36pt"/>
    </style:style>
    <style:style style:name="T4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5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6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УКТУРНАЯ А1" draw:style-name="dp1" draw:master-page-name="PM0">
        <draw:g>
          <draw:line draw:style-name="gr1" draw:text-style-name="P1" draw:layer="layout" svg:x1="2cm" svg:y1="58.899cm" svg:x2="2cm" svg:y2="0.5cm">
            <text:p/>
          </draw:line>
          <draw:frame draw:style-name="gr2" draw:text-style-name="P1" draw:layer="layout" svg:width="58.4cm" svg:height="1.007cm" draw:transform="rotate (1.5707963267949) translate (1.497cm 58.9cm)">
            <draw:text-box>
              <text:p/>
            </draw:text-box>
          </draw:frame>
        </draw:g>
        <draw:g>
          <draw:line draw:style-name="gr1" draw:text-style-name="P1" draw:layer="layout" svg:x1="2cm" svg:y1="58.9cm" svg:x2="83.6cm" svg:y2="58.9cm">
            <text:p/>
          </draw:line>
          <draw:frame draw:style-name="gr2" draw:text-style-name="P1" draw:layer="layout" svg:width="81.6cm" svg:height="1.007cm" svg:x="2cm" svg:y="58.397cm">
            <draw:text-box>
              <text:p/>
            </draw:text-box>
          </draw:frame>
        </draw:g>
        <draw:g>
          <draw:line draw:style-name="gr1" draw:text-style-name="P1" draw:layer="layout" svg:x1="2cm" svg:y1="0.5cm" svg:x2="83.6cm" svg:y2="0.5cm">
            <text:p/>
          </draw:line>
          <draw:frame draw:style-name="gr2" draw:text-style-name="P1" draw:layer="layout" svg:width="81.6cm" svg:height="1.007cm" svg:x="2cm" svg:y="-0.003cm">
            <draw:text-box>
              <text:p/>
            </draw:text-box>
          </draw:frame>
        </draw:g>
        <draw:g>
          <draw:line draw:style-name="gr3" draw:text-style-name="P1" draw:layer="layout" svg:x1="83.6cm" svg:y1="58.899cm" svg:x2="83.6cm" svg:y2="0.5cm">
            <text:p/>
          </draw:line>
          <draw:frame draw:style-name="gr2" draw:text-style-name="P1" draw:layer="layout" svg:width="58.4cm" svg:height="1.007cm" draw:transform="rotate (1.5707963267949) translate (83.097cm 58.9cm)">
            <draw:text-box>
              <text:p/>
            </draw:text-box>
          </draw:frame>
        </draw:g>
        <draw:frame draw:style-name="gr4" draw:text-style-name="P1" draw:layer="layout" svg:width="7cm" svg:height="1.412cm" draw:transform="rotate (-3.14159265358979) translate (9cm 1.906cm)">
          <draw:text-box>
            <text:p text:style-name="P2"><text:span text:style-name="T1">ГУИР.400201.327 С1</text:span></text:p>
          </draw:text-box>
        </draw:frame>
        <draw:line draw:style-name="gr1" draw:text-style-name="P1" draw:layer="layout" svg:x1="9cm" svg:y1="0.506cm" svg:x2="9cm" svg:y2="1.906cm">
          <text:p/>
        </draw:line>
        <draw:line draw:style-name="gr1" draw:text-style-name="P1" draw:layer="layout" svg:x1="2cm" svg:y1="1.906cm" svg:x2="8.999cm" svg:y2="1.906cm">
          <text:p/>
        </draw:line>
        <draw:g>
          <draw:g>
            <draw:polygon draw:style-name="gr5" draw:text-style-name="P3" draw:layer="layout" svg:width="13.5cm" svg:height="9cm" svg:x="67.5cm" svg:y="7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7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7.4cm">
            <draw:text-box>
              <text:p text:style-name="P2"><text:span text:style-name="T2">Telegram</text:span></text:p>
            </draw:text-box>
          </draw:frame>
        </draw:g>
        <draw:g>
          <draw:g>
            <draw:polygon draw:style-name="gr5" draw:text-style-name="P3" draw:layer="layout" svg:width="13.5cm" svg:height="9cm" svg:x="67.4cm" svg:y="37.5cm" svg:viewBox="0 0 13501 9001" draw:points="0,9001 13501,9001 13501,0 0,0">
              <text:p/>
            </draw:polygon>
            <draw:polygon draw:style-name="gr3" draw:text-style-name="P1" draw:layer="layout" svg:width="13.5cm" svg:height="9cm" svg:x="67.4cm" svg:y="3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4cm" svg:y="37.5cm">
            <draw:text-box>
              <text:p text:style-name="P2"><text:span text:style-name="T2">JIRA</text:span></text:p>
            </draw:text-box>
          </draw:frame>
        </draw:g>
        <draw:g>
          <draw:g>
            <draw:polygon draw:style-name="gr5" draw:text-style-name="P3" draw:layer="layout" svg:width="13.5cm" svg:height="9cm" svg:x="67.5cm" svg:y="22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22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22.4cm">
            <draw:text-box>
              <text:p text:style-name="P2"><text:span text:style-name="T2">TeamCity</text:span></text:p>
            </draw:text-box>
          </draw:frame>
        </draw:g>
        <draw:line draw:style-name="gr7" draw:text-style-name="P1" draw:layer="layout" svg:x1="67.547cm" svg:y1="12.065cm" svg:x2="57.15cm" svg:y2="12.065cm">
          <text:p/>
        </draw:line>
        <draw:polygon draw:style-name="gr8" draw:text-style-name="P1" draw:layer="layout" svg:width="18cm" svg:height="46cm" svg:x="64.5cm" svg:y="4.4cm" svg:viewBox="0 0 18001 46001" draw:points="0,46001 18001,46001 18001,0 0,0">
          <text:p/>
        </draw:polygon>
        <draw:g>
          <draw:g>
            <draw:polygon draw:style-name="gr5" draw:text-style-name="P3" draw:layer="layout" svg:width="13.5cm" svg:height="9cm" svg:x="25.6cm" svg:y="22.5cm" svg:viewBox="0 0 13501 9001" draw:points="0,9001 13501,9001 13501,0 0,0">
              <text:p/>
            </draw:polygon>
            <draw:polygon draw:style-name="gr3" draw:text-style-name="P1" draw:layer="layout" svg:width="13.5cm" svg:height="9cm" svg:x="25.6cm" svg:y="22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6cm" svg:y="22.5cm">
            <draw:text-box>
              <text:p text:style-name="P2"><text:span text:style-name="T2">Модуль обработки команд из чата</text:span></text:p>
            </draw:text-box>
          </draw:frame>
        </draw:g>
        <draw:g>
          <draw:g>
            <draw:polygon draw:style-name="gr9" draw:text-style-name="P3" draw:layer="layout" svg:width="13.5cm" svg:height="9cm" svg:x="5.254cm" svg:y="22.622cm" svg:viewBox="0 0 13501 9001" draw:points="0,9001 13501,9001 13501,0 0,0">
              <text:p/>
            </draw:polygon>
            <draw:polygon draw:style-name="gr10" draw:text-style-name="P1" draw:layer="layout" svg:width="13.5cm" svg:height="9cm" svg:x="5.254cm" svg:y="22.622cm" svg:viewBox="0 0 13501 9001" draw:points="0,9001 13501,9001 13501,0 0,0">
              <text:p/>
            </draw:polygon>
          </draw:g>
          <draw:frame draw:style-name="gr6" draw:text-style-name="P4" draw:layer="layout" svg:width="13.5cm" svg:height="9cm" svg:x="5.254cm" svg:y="22.622cm">
            <draw:text-box>
              <text:p text:style-name="P2"><text:span text:style-name="T3">Модуль доступа к данным</text:span></text:p>
            </draw:text-box>
          </draw:frame>
        </draw:g>
        <draw:g>
          <draw:g>
            <draw:polygon draw:style-name="gr5" draw:text-style-name="P3" draw:layer="layout" svg:width="13.5cm" svg:height="9cm" svg:x="43.6cm" svg:y="7.5cm" svg:viewBox="0 0 13501 9001" draw:points="0,9001 13501,9001 13501,0 0,0">
              <text:p/>
            </draw:polygon>
            <draw:polygon draw:style-name="gr3" draw:text-style-name="P1" draw:layer="layout" svg:width="13.5cm" svg:height="9cm" svg:x="43.6cm" svg:y="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cm" svg:y="7.5cm">
            <draw:text-box>
              <text:p text:style-name="P2"><text:span text:style-name="T2">Модуль взаимодействия с Telergam</text:span></text:p>
            </draw:text-box>
          </draw:frame>
        </draw:g>
        <draw:g>
          <draw:g>
            <draw:polygon draw:style-name="gr5" draw:text-style-name="P3" draw:layer="layout" svg:width="13.5cm" svg:height="9cm" svg:x="43.688cm" svg:y="22.606cm" svg:viewBox="0 0 13501 9001" draw:points="0,9001 13501,9001 13501,0 0,0">
              <text:p/>
            </draw:polygon>
            <draw:polygon draw:style-name="gr3" draw:text-style-name="P1" draw:layer="layout" svg:width="13.5cm" svg:height="9cm" svg:x="43.688cm" svg:y="22.606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88cm" svg:y="22.606cm">
            <draw:text-box>
              <text:p text:style-name="P2"><text:span text:style-name="T2">Модуль интеграции</text:span></text:p>
              <text:p text:style-name="P2"><text:span text:style-name="T2"><text:s/></text:span><text:span text:style-name="T2">с TeamCity</text:span></text:p>
            </draw:text-box>
          </draw:frame>
        </draw:g>
        <draw:g>
          <draw:g>
            <draw:polygon draw:style-name="gr5" draw:text-style-name="P5" draw:layer="layout" svg:width="13.5cm" svg:height="9cm" svg:x="43.307cm" svg:y="37.608cm" svg:viewBox="0 0 13501 9001" draw:points="0,9001 13501,9001 13501,0 0,0">
              <text:p/>
            </draw:polygon>
            <draw:polygon draw:style-name="gr3" draw:text-style-name="P6" draw:layer="layout" svg:width="13.5cm" svg:height="9cm" svg:x="43.307cm" svg:y="37.608cm" svg:viewBox="0 0 13501 9001" draw:points="0,9001 13501,9001 13501,0 0,0">
              <text:p/>
            </draw:polygon>
          </draw:g>
          <draw:frame draw:style-name="gr6" draw:text-style-name="P8" draw:layer="layout" svg:width="13.5cm" svg:height="9cm" svg:x="43.307cm" svg:y="37.608cm">
            <draw:text-box>
              <text:p text:style-name="P7"><text:span text:style-name="T3">Модуль интеграции</text:span></text:p>
              <text:p text:style-name="P7"><text:span text:style-name="T3"><text:s/></text:span><text:span text:style-name="T3">с JIRA</text:span></text:p>
            </draw:text-box>
          </draw:frame>
        </draw:g>
        <draw:g>
          <draw:g>
            <draw:polygon draw:style-name="gr5" draw:text-style-name="P3" draw:layer="layout" svg:width="13.5cm" svg:height="9cm" svg:x="25.533cm" svg:y="7.509cm" svg:viewBox="0 0 13501 9001" draw:points="0,9001 13501,9001 13501,0 0,0">
              <text:p/>
            </draw:polygon>
            <draw:polygon draw:style-name="gr3" draw:text-style-name="P1" draw:layer="layout" svg:width="13.5cm" svg:height="9cm" svg:x="25.533cm" svg:y="7.509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533cm" svg:y="7.509cm">
            <draw:text-box>
              <text:p text:style-name="P2"><text:span text:style-name="T2">Модуль работы </text:span></text:p>
              <text:p text:style-name="P2"><text:span text:style-name="T2">с чатом</text:span></text:p>
            </draw:text-box>
          </draw:frame>
        </draw:g>
        <draw:polyline draw:style-name="gr11" draw:text-style-name="P1" draw:layer="layout" svg:width="4.063cm" svg:height="13.461cm" svg:x="39.243cm" svg:y="28.956cm" svg:viewBox="0 0 4064 13462" draw:points="0,0 2016,0 2016,13462 4064,13462">
          <text:p/>
        </draw:polyline>
        <draw:line draw:style-name="gr11" draw:text-style-name="P1" draw:layer="layout" svg:x1="11.897cm" svg:y1="37.749cm" svg:x2="11.897cm" svg:y2="31.75cm">
          <text:p/>
        </draw:line>
        <draw:line draw:style-name="gr11" draw:text-style-name="P1" draw:layer="layout" svg:x1="43.6cm" svg:y1="27cm" svg:x2="39.1cm" svg:y2="27cm">
          <text:p/>
        </draw:line>
        <draw:line draw:style-name="gr11" draw:text-style-name="P1" draw:layer="layout" svg:x1="32.385cm" svg:y1="31.623cm" svg:x2="32.385cm" svg:y2="37.622cm">
          <text:p/>
        </draw:line>
        <draw:polygon draw:style-name="gr8" draw:text-style-name="P1" draw:layer="layout" svg:width="54.531cm" svg:height="46cm" svg:x="4.064cm" svg:y="4.364cm" svg:viewBox="0 0 54532 46001" draw:points="0,46001 54532,46001 54532,0 0,0">
          <text:p/>
        </draw:polygon>
        <draw:frame draw:style-name="gr12" draw:text-style-name="P1" draw:layer="layout" svg:width="27cm" svg:height="2cm" svg:x="4.842cm" svg:y="48.133cm">
          <draw:text-box>
            <text:p text:style-name="P9"><text:span text:style-name="T2">Блок обработки сообщений</text:span></text:p>
          </draw:text-box>
        </draw:frame>
        <draw:frame draw:style-name="gr12" draw:text-style-name="P1" draw:layer="layout" svg:width="17cm" svg:height="2cm" svg:x="65cm" svg:y="48.2cm">
          <draw:text-box>
            <text:p text:style-name="P9"><text:span text:style-name="T2">Внешние системы</text:span></text:p>
          </draw:text-box>
        </draw:frame>
        <draw:line draw:style-name="gr13" draw:text-style-name="P1" draw:layer="layout" svg:x1="65.09cm" svg:y1="58.9cm" svg:x2="83.59cm" svg:y2="58.9cm">
          <text:p/>
        </draw:line>
        <draw:line draw:style-name="gr13" draw:text-style-name="P1" draw:layer="layout" svg:x1="83.59cm" svg:y1="58.899cm" svg:x2="83.59cm" svg:y2="53.282cm">
          <text:p/>
        </draw:line>
        <draw:line draw:style-name="gr14" draw:text-style-name="P1" draw:layer="layout" svg:x1="65.1cm" svg:y1="53.282cm" svg:x2="83.6cm" svg:y2="53.282cm">
          <text:p/>
        </draw:line>
        <draw:g>
          <draw:line draw:style-name="gr14" draw:text-style-name="P1" draw:layer="layout" svg:x1="71.59cm" svg:y1="53.282cm" svg:x2="71.59cm" svg:y2="58.848cm">
            <text:p/>
          </draw:line>
          <draw:frame draw:style-name="gr15" draw:text-style-name="P1" draw:layer="layout" svg:width="5.567cm" svg:height="1.219cm" draw:transform="rotate (-1.5707963267949) translate (72.199cm 53.282cm)">
            <draw:text-box>
              <text:p/>
            </draw:text-box>
          </draw:frame>
        </draw:g>
        <draw:line draw:style-name="gr14" draw:text-style-name="P1" draw:layer="layout" svg:x1="65.09cm" svg:y1="55.307cm" svg:x2="71.59cm" svg:y2="55.307cm">
          <text:p/>
        </draw:line>
        <draw:line draw:style-name="gr14" draw:text-style-name="P1" draw:layer="layout" svg:x1="65.09cm" svg:y1="55.813cm" svg:x2="71.59cm" svg:y2="55.813cm">
          <text:p/>
        </draw:line>
        <draw:line draw:style-name="gr14" draw:text-style-name="P1" draw:layer="layout" svg:x1="70.59cm" svg:y1="53.282cm" svg:x2="70.59cm" svg:y2="58.848cm">
          <text:p/>
        </draw:line>
        <draw:line draw:style-name="gr14" draw:text-style-name="P1" draw:layer="layout" svg:x1="69.09cm" svg:y1="53.282cm" svg:x2="69.09cm" svg:y2="58.848cm">
          <text:p/>
        </draw:line>
        <draw:line draw:style-name="gr14" draw:text-style-name="P1" draw:layer="layout" svg:x1="65.89cm" svg:y1="53.282cm" svg:x2="65.89cm" svg:y2="55.812cm">
          <text:p/>
        </draw:line>
        <draw:line draw:style-name="gr14" draw:text-style-name="P1" draw:layer="layout" svg:x1="66.89cm" svg:y1="53.282cm" svg:x2="66.89cm" svg:y2="58.848cm">
          <text:p/>
        </draw:line>
        <draw:line draw:style-name="gr14" draw:text-style-name="P1" draw:layer="layout" svg:x1="71.59cm" svg:y1="54.801cm" svg:x2="83.589cm" svg:y2="54.801cm">
          <text:p/>
        </draw:line>
        <draw:line draw:style-name="gr14" draw:text-style-name="P1" draw:layer="layout" svg:x1="71.59cm" svg:y1="57.331cm" svg:x2="83.589cm" svg:y2="57.331cm">
          <text:p/>
        </draw:line>
        <draw:line draw:style-name="gr14" draw:text-style-name="P1" draw:layer="layout" svg:x1="78.59cm" svg:y1="54.801cm" svg:x2="78.59cm" svg:y2="58.849cm">
          <text:p/>
        </draw:line>
        <draw:polyline draw:style-name="gr14" draw:text-style-name="P1" draw:layer="layout" svg:width="4.999cm" svg:height="0cm" svg:x="78.59cm" svg:y="56.825cm" svg:viewBox="0 0 5000 0" draw:points="5000,0 500,0 0,0">
          <text:p/>
        </draw:polyline>
        <draw:polyline draw:style-name="gr14" draw:text-style-name="P1" draw:layer="layout" svg:width="4.998cm" svg:height="0cm" svg:x="78.59cm" svg:y="55.307cm" svg:viewBox="0 0 4999 0" draw:points="0,0 500,0 4999,0">
          <text:p/>
        </draw:polyline>
        <draw:line draw:style-name="gr14" draw:text-style-name="P1" draw:layer="layout" svg:x1="81.79cm" svg:y1="54.801cm" svg:x2="81.79cm" svg:y2="56.825cm">
          <text:p/>
        </draw:line>
        <draw:line draw:style-name="gr14" draw:text-style-name="P1" draw:layer="layout" svg:x1="80.09cm" svg:y1="54.801cm" svg:x2="80.09cm" svg:y2="56.825cm">
          <text:p/>
        </draw:line>
        <draw:line draw:style-name="gr14" draw:text-style-name="P1" draw:layer="layout" svg:x1="80.59cm" svg:y1="56.825cm" svg:x2="80.59cm" svg:y2="57.331cm">
          <text:p/>
        </draw:line>
        <draw:line draw:style-name="gr16" draw:text-style-name="P1" draw:layer="layout" svg:x1="79.04cm" svg:y1="55.307cm" svg:x2="79.04cm" svg:y2="56.825cm">
          <text:p/>
        </draw:line>
        <draw:line draw:style-name="gr16" draw:text-style-name="P1" draw:layer="layout" svg:x1="79.54cm" svg:y1="55.307cm" svg:x2="79.54cm" svg:y2="56.825cm">
          <text:p/>
        </draw:line>
        <draw:line draw:style-name="gr16" draw:text-style-name="P1" draw:layer="layout" svg:x1="65.09cm" svg:y1="53.789cm" svg:x2="71.59cm" svg:y2="53.789cm">
          <text:p/>
        </draw:line>
        <draw:line draw:style-name="gr16" draw:text-style-name="P1" draw:layer="layout" svg:x1="65.04cm" svg:y1="54.295cm" svg:x2="71.54cm" svg:y2="54.295cm">
          <text:p/>
        </draw:line>
        <draw:line draw:style-name="gr16" draw:text-style-name="P1" draw:layer="layout" svg:x1="65.04cm" svg:y1="54.801cm" svg:x2="71.54cm" svg:y2="54.801cm">
          <text:p/>
        </draw:line>
        <draw:line draw:style-name="gr16" draw:text-style-name="P1" draw:layer="layout" svg:x1="65.04cm" svg:y1="56.319cm" svg:x2="71.54cm" svg:y2="56.319cm">
          <text:p/>
        </draw:line>
        <draw:line draw:style-name="gr16" draw:text-style-name="P1" draw:layer="layout" svg:x1="65.04cm" svg:y1="56.825cm" svg:x2="71.54cm" svg:y2="56.825cm">
          <text:p/>
        </draw:line>
        <draw:line draw:style-name="gr16" draw:text-style-name="P1" draw:layer="layout" svg:x1="65.04cm" svg:y1="57.331cm" svg:x2="71.54cm" svg:y2="57.331cm">
          <text:p/>
        </draw:line>
        <draw:line draw:style-name="gr16" draw:text-style-name="P1" draw:layer="layout" svg:x1="65.04cm" svg:y1="57.837cm" svg:x2="71.54cm" svg:y2="57.837cm">
          <text:p/>
        </draw:line>
        <draw:line draw:style-name="gr16" draw:text-style-name="P1" draw:layer="layout" svg:x1="65.04cm" svg:y1="58.343cm" svg:x2="71.54cm" svg:y2="58.343cm">
          <text:p/>
        </draw:line>
        <draw:frame draw:style-name="gr17" draw:text-style-name="P1" draw:layer="layout" svg:width="2.25cm" svg:height="0.639cm" svg:x="66.85cm" svg:y="55.265cm">
          <draw:text-box>
            <text:p text:style-name="P9"><text:span text:style-name="T4">№ </text:span><text:span text:style-name="T4">докум</text:span></text:p>
          </draw:text-box>
        </draw:frame>
        <draw:frame draw:style-name="gr17" draw:text-style-name="P1" draw:layer="layout" svg:width="1.56cm" svg:height="0.639cm" svg:x="69.04cm" svg:y="55.279cm">
          <draw:text-box>
            <text:p text:style-name="P9"><text:span text:style-name="T4">Подп.</text:span></text:p>
          </draw:text-box>
        </draw:frame>
        <draw:frame draw:style-name="gr17" draw:text-style-name="P1" draw:layer="layout" svg:width="1.31cm" svg:height="0.639cm" svg:x="70.54cm" svg:y="55.279cm">
          <draw:text-box>
            <text:p text:style-name="P9"><text:span text:style-name="T4">Дата</text:span></text:p>
          </draw:text-box>
        </draw:frame>
        <draw:frame draw:style-name="gr17" draw:text-style-name="P1" draw:layer="layout" svg:width="1.735cm" svg:height="0.639cm" svg:x="65.165cm" svg:y="55.785cm">
          <draw:text-box>
            <text:p text:style-name="P9"><text:span text:style-name="T4">Разраб.</text:span></text:p>
          </draw:text-box>
        </draw:frame>
        <draw:frame draw:style-name="gr17" draw:text-style-name="P1" draw:layer="layout" svg:width="2.015cm" svg:height="0.639cm" svg:x="78.585cm" svg:y="56.759cm">
          <draw:text-box>
            <text:p text:style-name="P2"><text:span text:style-name="T4">Лист</text:span></text:p>
          </draw:text-box>
        </draw:frame>
        <draw:frame draw:style-name="gr17" draw:text-style-name="P1" draw:layer="layout" svg:width="3cm" svg:height="0.639cm" svg:x="80.6cm" svg:y="56.759cm">
          <draw:text-box>
            <text:p text:style-name="P2"><text:span text:style-name="T4">Листов <text:s/></text:span></text:p>
          </draw:text-box>
        </draw:frame>
        <draw:frame draw:style-name="gr17" draw:text-style-name="P1" draw:layer="layout" svg:width="1.415cm" svg:height="0.639cm" svg:x="78.635cm" svg:y="54.734cm">
          <draw:text-box>
            <text:p text:style-name="P2"><text:span text:style-name="T4">Лит.</text:span></text:p>
          </draw:text-box>
        </draw:frame>
        <draw:frame draw:style-name="gr17" draw:text-style-name="P1" draw:layer="layout" svg:width="1.7cm" svg:height="0.639cm" svg:x="80.1cm" svg:y="54.728cm">
          <draw:text-box>
            <text:p text:style-name="P2"><text:span text:style-name="T4">Масса</text:span></text:p>
          </draw:text-box>
        </draw:frame>
        <draw:frame draw:style-name="gr18" draw:text-style-name="P1" draw:layer="layout" svg:width="1.825cm" svg:height="1.066cm" svg:x="81.775cm" svg:y="54.56cm">
          <draw:text-box>
            <text:p text:style-name="P2"><text:span text:style-name="T4">Масштаб</text:span></text:p>
          </draw:text-box>
        </draw:frame>
        <draw:line draw:style-name="gr14" draw:text-style-name="P1" draw:layer="layout" svg:x1="65.09cm" svg:y1="53.282cm" svg:x2="65.09cm" svg:y2="58.848cm">
          <text:p/>
        </draw:line>
        <draw:frame draw:style-name="gr17" draw:text-style-name="P1" draw:layer="layout" svg:width="1.15cm" svg:height="0.639cm" svg:x="65cm" svg:y="55.279cm">
          <draw:text-box>
            <text:p text:style-name="P9"><text:span text:style-name="T4">Изм.</text:span></text:p>
          </draw:text-box>
        </draw:frame>
        <draw:frame draw:style-name="gr17" draw:text-style-name="P1" draw:layer="layout" svg:width="1.34cm" svg:height="0.639cm" svg:x="65.72cm" svg:y="55.265cm">
          <draw:text-box>
            <text:p text:style-name="P2"><text:span text:style-name="T4">Лист</text:span></text:p>
          </draw:text-box>
        </draw:frame>
        <draw:frame draw:style-name="gr17" draw:text-style-name="P1" draw:layer="layout" svg:width="3.729cm" svg:height="0.639cm" svg:x="66.84cm" svg:y="55.785cm">
          <draw:text-box>
            <text:p text:style-name="P9"><text:span text:style-name="T4">Соловцов</text:span></text:p>
          </draw:text-box>
        </draw:frame>
        <draw:frame draw:style-name="gr17" draw:text-style-name="P1" draw:layer="layout" svg:width="1.747cm" svg:height="0.639cm" svg:x="65.153cm" svg:y="56.291cm">
          <draw:text-box>
            <text:p text:style-name="P9"><text:span text:style-name="T4">Пров.</text:span></text:p>
          </draw:text-box>
        </draw:frame>
        <draw:frame draw:style-name="gr17" draw:text-style-name="P1" draw:layer="layout" svg:width="3.782cm" svg:height="0.639cm" svg:x="66.84cm" svg:y="56.245cm">
          <draw:text-box>
            <text:p text:style-name="P9"><text:span text:style-name="T4">Кучук </text:span></text:p>
          </draw:text-box>
        </draw:frame>
        <draw:frame draw:style-name="gr17" draw:text-style-name="P1" draw:layer="layout" svg:width="1.747cm" svg:height="0.639cm" svg:x="65.153cm" svg:y="56.771cm">
          <draw:text-box>
            <text:p text:style-name="P9"><text:span text:style-name="T4">Т.контр.</text:span></text:p>
          </draw:text-box>
        </draw:frame>
        <draw:frame draw:style-name="gr17" draw:text-style-name="P1" draw:layer="layout" svg:width="3.731cm" svg:height="0.639cm" svg:x="66.84cm" svg:y="56.771cm">
          <draw:text-box>
            <text:p text:style-name="P9"><text:span text:style-name="T4">Кучук </text:span></text:p>
          </draw:text-box>
        </draw:frame>
        <draw:frame draw:style-name="gr17" draw:text-style-name="P1" draw:layer="layout" svg:width="1.747cm" svg:height="0.639cm" svg:x="65.153cm" svg:y="57.303cm">
          <draw:text-box>
            <text:p text:style-name="P9"><text:span text:style-name="T4">Реценз.</text:span></text:p>
          </draw:text-box>
        </draw:frame>
        <draw:frame draw:style-name="gr17" draw:text-style-name="P1" draw:layer="layout" svg:width="1.747cm" svg:height="0.639cm" svg:x="65.153cm" svg:y="57.81cm">
          <draw:text-box>
            <text:p text:style-name="P9"><text:span text:style-name="T4">Н.контр.</text:span></text:p>
          </draw:text-box>
        </draw:frame>
        <draw:frame draw:style-name="gr17" draw:text-style-name="P1" draw:layer="layout" svg:width="1.747cm" svg:height="0.639cm" svg:x="65.153cm" svg:y="58.316cm">
          <draw:text-box>
            <text:p text:style-name="P9"><text:span text:style-name="T4">Утв.</text:span></text:p>
          </draw:text-box>
        </draw:frame>
        <draw:frame draw:style-name="gr17" draw:text-style-name="P1" draw:layer="layout" svg:width="3.81cm" svg:height="0.639cm" svg:x="66.84cm" svg:y="57.81cm">
          <draw:text-box>
            <text:p text:style-name="P9"><text:span text:style-name="T4">Сидорович</text:span></text:p>
          </draw:text-box>
        </draw:frame>
        <draw:frame draw:style-name="gr19" draw:text-style-name="P1" draw:layer="layout" svg:width="4.125cm" svg:height="0.916cm" svg:x="79.065cm" svg:y="57.632cm">
          <draw:text-box>
            <text:p text:style-name="P9"><text:span text:style-name="T5">ЭВМ, гр. 350501</text:span></text:p>
          </draw:text-box>
        </draw:frame>
        <draw:frame draw:style-name="gr20" draw:text-style-name="P1" draw:layer="layout" svg:width="8.3cm" svg:height="1.07cm" svg:x="74.1cm" svg:y="53.507cm">
          <draw:text-box>
            <text:p text:style-name="P2"><text:span text:style-name="T1">ГУИР.400201.327 С1</text:span></text:p>
          </draw:text-box>
        </draw:frame>
        <draw:frame draw:style-name="gr21" draw:text-style-name="P11" draw:layer="layout" svg:width="7.978cm" svg:height="2.911cm" svg:x="71.212cm" svg:y="54.66cm">
          <draw:text-box>
            <text:p text:style-name="P10"><text:span text:style-name="T6">Программное средство </text:span></text:p>
            <text:p text:style-name="P10"><text:span text:style-name="T6">Developers Bot.</text:span></text:p>
            <text:p text:style-name="P10"><text:span text:style-name="T6">Схема структурная</text:span></text:p>
          </draw:text-box>
        </draw:frame>
        <draw:frame draw:style-name="gr17" draw:text-style-name="P1" draw:layer="layout" svg:width="1.331cm" svg:height="0.639cm" svg:x="78.6cm" svg:y="55.681cm">
          <draw:text-box>
            <text:p text:style-name="P2"><text:span text:style-name="T4">у</text:span></text:p>
          </draw:text-box>
        </draw:frame>
        <draw:frame draw:style-name="gr17" draw:text-style-name="P1" draw:layer="layout" svg:width="2.235cm" svg:height="0.639cm" svg:x="66.832cm" svg:y="58.318cm">
          <draw:text-box>
            <text:p text:style-name="P9"><text:span text:style-name="T4">Самаль </text:span></text:p>
          </draw:text-box>
        </draw:frame>
        <draw:polyline draw:style-name="gr22" draw:text-style-name="P1" draw:layer="layout" svg:width="10.413cm" svg:height="0cm" svg:x="57.15cm" svg:y="26.924cm" svg:viewBox="0 0 10414 0" draw:points="10414,0 5248,0 5248,0 0,0">
          <text:p/>
        </draw:polyline>
        <draw:polyline draw:style-name="gr22" draw:text-style-name="P1" draw:layer="layout" svg:width="4.444cm" svg:height="0cm" svg:x="39.116cm" svg:y="12.065cm" svg:viewBox="0 0 4445 0" draw:points="4445,0 2240,0 2240,0 0,0">
          <text:p/>
        </draw:polyline>
        <draw:g>
          <draw:g>
            <draw:polygon draw:style-name="gr5" draw:text-style-name="P3" draw:layer="layout" svg:width="13.5cm" svg:height="9cm" svg:x="5.012cm" svg:y="37.719cm" svg:viewBox="0 0 13501 9001" draw:points="0,9001 13501,9001 13501,0 0,0">
              <text:p/>
            </draw:polygon>
            <draw:polygon draw:style-name="gr3" draw:text-style-name="P1" draw:layer="layout" svg:width="13.5cm" svg:height="9cm" svg:x="5.012cm" svg:y="37.719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012cm" svg:y="37.719cm">
            <draw:text-box>
              <text:p text:style-name="P2"><text:span text:style-name="T2">База данных</text:span></text:p>
            </draw:text-box>
          </draw:frame>
        </draw:g>
        <draw:line draw:style-name="gr23" draw:text-style-name="P1" draw:layer="layout" svg:x1="13.167cm" svg:y1="11.049cm" svg:x2="6.055cm" svg:y2="11.049cm">
          <text:p/>
        </draw:line>
        <draw:g>
          <draw:g>
            <draw:polygon draw:style-name="gr5" draw:text-style-name="P3" draw:layer="layout" svg:width="13.5cm" svg:height="9cm" svg:x="5.3cm" svg:y="7.663cm" svg:viewBox="0 0 13501 9001" draw:points="0,9001 13501,9001 13501,0 0,0">
              <text:p/>
            </draw:polygon>
            <draw:polygon draw:style-name="gr3" draw:text-style-name="P1" draw:layer="layout" svg:width="13.5cm" svg:height="9cm" svg:x="5.3cm" svg:y="7.663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3cm" svg:y="7.663cm">
            <draw:text-box>
              <text:p text:style-name="P2"><text:span text:style-name="T2">Модуль отправки уведомлений</text:span></text:p>
            </draw:text-box>
          </draw:frame>
        </draw:g>
        <draw:g>
          <draw:g>
            <draw:polygon draw:style-name="gr5" draw:text-style-name="P3" draw:layer="layout" svg:width="13.5cm" svg:height="9cm" svg:x="25.598cm" svg:y="37.608cm" svg:viewBox="0 0 13501 9001" draw:points="0,9001 13501,9001 13501,0 0,0">
              <text:p/>
            </draw:polygon>
            <draw:polygon draw:style-name="gr3" draw:text-style-name="P1" draw:layer="layout" svg:width="13.5cm" svg:height="9cm" svg:x="25.598cm" svg:y="37.608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598cm" svg:y="37.608cm">
            <draw:text-box>
              <text:p text:style-name="P2"><text:span text:style-name="T2">Модуль аутентификации</text:span></text:p>
            </draw:text-box>
          </draw:frame>
        </draw:g>
        <draw:line draw:style-name="gr24" draw:text-style-name="P1" draw:layer="layout" svg:x1="32.13cm" svg:y1="22.505cm" svg:x2="32.13cm" svg:y2="16.506cm">
          <text:p/>
        </draw:line>
        <draw:polyline draw:style-name="gr11" draw:text-style-name="P1" draw:layer="layout" svg:width="6.803cm" svg:height="0cm" svg:x="18.796cm" svg:y="27.078cm" svg:viewBox="0 0 6804 0" draw:points="6804,0 3429,0 3429,0 0,0">
          <text:p/>
        </draw:polyline>
        <draw:polyline draw:style-name="gr11" draw:text-style-name="P1" draw:layer="layout" svg:width="6.73cm" svg:height="10.921cm" svg:x="18.796cm" svg:y="14.097cm" svg:viewBox="0 0 6731 10922" draw:points="0,0 3339,0 3339,10922 6731,10922">
          <text:p/>
        </draw:polyline>
        <draw:polyline draw:style-name="gr11" draw:text-style-name="P1" draw:layer="layout" svg:width="6.603cm" svg:height="0cm" svg:x="18.796cm" svg:y="12.319cm" svg:viewBox="0 0 6604 0" draw:points="6604,0 3328,0 3328,0 0,0">
          <text:p/>
        </draw:polyline>
        <draw:polyline draw:style-name="gr22" draw:text-style-name="P1" draw:layer="layout" svg:width="10.54cm" svg:height="0cm" svg:x="56.896cm" svg:y="42.418cm" svg:viewBox="0 0 10541 0" draw:points="10541,0 5312,0 5312,0 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04B398AF1D13287F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5f_0" draw:display-name="Dash_0" draw:style="round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18T18:09:22.792451000</dc:date>
    <meta:creation-date>2014-06-05T02:24:47Z</meta:creation-date>
    <meta:generator>LibreOffice_Vanilla/5.2.3.5$MacOSX_X86_64 LibreOffice_project/83adc9c35c74e0badc710d981405858b1179a327</meta:generator>
    <meta:editing-duration>PT29M10S</meta:editing-duration>
    <meta:editing-cycles>5</meta:editing-cycles>
    <meta:document-statistic meta:object-count="148"/>
  </office:meta>
</office:document-meta>
</file>